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BUTTON1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BUTTON2</text:p>
          </table:table-cell>
          <table:table-cell table:style-name="ce5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6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6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JACK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LED3</text:p>
          </table:table-cell>
          <table:table-cell table:style-name="ce9" office:value-type="string" calcext:value-type="string">
            <text:p>PA6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LED4</text:p>
          </table:table-cell>
          <table:table-cell table:style-name="ce9" office:value-type="string" calcext:value-type="string">
            <text:p>PA7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4" office:value-type="string" calcext:value-type="string">
            <text:p>LED1</text:p>
          </table:table-cell>
          <table:table-cell table:style-name="ce9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4" office:value-type="string" calcext:value-type="string">
            <text:p>LED2</text:p>
          </table:table-cell>
          <table:table-cell table:style-name="ce9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0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1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1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12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12" office:value-type="string" calcext:value-type="string">
            <text:p>TIM1_CH2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1" calcext:value-type="float">
            <text:p>31</text:p>
          </table:table-cell>
          <table:table-cell table:style-name="ce4" office:value-type="string" calcext:value-type="string">
            <text:p>SENSOR2</text:p>
          </table:table-cell>
          <table:table-cell table:style-name="ce13" office:value-type="string" calcext:value-type="string">
            <text:p>PA1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3" office:value-type="string" calcext:value-type="string">
            <text:p>PA1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3" office:value-type="string" calcext:value-type="string">
            <text:p>PA12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5" office:value-type="float" office:value="38" calcext:value-type="float">
            <text:p>38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15 / JTDI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4" office:value-type="string" calcext:value-type="string">
            <text:p>CODEUSE2</text:p>
          </table:table-cell>
          <table:table-cell table:style-name="ce4" office:value-type="string" calcext:value-type="string">
            <text:p>PB3 / JTDO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O/TRACE_SWO</text:p>
          </table:table-cell>
          <table:table-cell table:style-name="ce15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5" office:value-type="string" calcext:value-type="string">
            <text:p>PB4 / JNTRS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41" calcext:value-type="float">
            <text:p>41</text:p>
          </table:table-cell>
          <table:table-cell table:style-name="ce4" office:value-type="string" calcext:value-type="string">
            <text:p>SENSOR1</text:p>
          </table:table-cell>
          <table:table-cell table:style-name="ce13" office:value-type="string" calcext:value-type="string">
            <text:p>PB5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6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6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B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17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B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17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22:14:19.172446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10T20:03:36.897143065</dc:date>
    <meta:print-date>2016-02-29T19:25:11Z</meta:print-date>
    <meta:editing-cycles>91</meta:editing-cycles>
    <meta:editing-duration>P1DT6H9M41S</meta:editing-duration>
    <meta:document-statistic meta:table-count="1" meta:cell-count="374" meta:object-count="0"/>
  </office:meta>
</office:document-meta>
</file>